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4916in" text:min-label-width="0.2708in" text:list-level-position-and-space-mode="label-alignment">
          <style:list-level-label-alignment text:label-followed-by="listtab" fo:margin-left="0.7625in" fo:text-indent="-0.2708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00B050"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color="#00B050" fo:font-size="24pt" style:font-size-asian="24pt" style:font-size-complex="24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color="#0070C0" fo:font-size="28pt" style:font-size-asian="28pt" style:font-size-complex="28pt"/>
    </style:style>
    <style:style style:name="T5" style:parent-style-name="DefaultParagraphFont" style:family="text">
      <style:text-properties fo:font-weight="bold" style:font-weight-asian="bold" style:font-weight-complex="bold" fo:color="#0070C0" fo:font-size="28pt" style:font-size-asian="28pt" style:font-size-complex="28pt"/>
    </style:style>
    <style:style style:name="T6" style:parent-style-name="DefaultParagraphFont" style:family="text">
      <style:text-properties fo:font-weight="bold" style:font-weight-asian="bold" style:font-weight-complex="bold" fo:color="#0070C0" fo:font-size="28pt" style:font-size-asian="28pt" style:font-size-complex="28pt"/>
    </style:style>
    <style:style style:name="T7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8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9" style:parent-style-name="DefaultParagraphFont" style:family="text">
      <style:text-properties fo:font-weight="bold" style:font-weight-asian="bold" style:font-weight-complex="bold" fo:color="#0070C0" fo:font-size="20pt" style:font-size-asian="20pt" style:font-size-complex="20pt"/>
    </style:style>
    <style:style style:name="T10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00B050" fo:font-size="24pt" style:font-size-asian="24pt" style:font-size-complex="24pt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7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8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9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20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21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22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P23" style:parent-style-name="Normal" style:family="paragraph">
      <style:paragraph-properties fo:margin-left="0.7416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24" style:parent-style-name="Normal" style:family="paragraph">
      <style:paragraph-properties fo:text-indent="0.4916in"/>
    </style:style>
    <style:style style:name="T25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26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27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28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29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30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3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37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38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39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40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41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42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43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44" style:parent-style-name="Normal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45" style:parent-style-name="Normal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46" style:parent-style-name="Normal" style:family="paragraph">
      <style:paragraph-properties fo:text-indent="0.4916in"/>
      <style:text-properties fo:font-weight="bold" style:font-weight-asian="bold" style:font-weight-complex="bold" fo:color="#00B050" fo:font-size="20pt" style:font-size-asian="20pt" style:font-size-complex="20pt"/>
    </style:style>
    <style:style style:name="P47" style:parent-style-name="Normal" style:family="paragraph">
      <style:paragraph-properties fo:text-indent="0.4916in"/>
    </style:style>
    <style:style style:name="T48" style:parent-style-name="DefaultParagraphFont" style:family="text">
      <style:text-properties fo:font-weight="bold" style:font-weight-asian="bold" style:font-weight-complex="bold" fo:color="#00B050" fo:font-size="20pt" style:font-size-asian="20pt" style:font-size-complex="20pt"/>
    </style:style>
    <style:style style:name="T49" style:parent-style-name="DefaultParagraphFont" style:family="text">
      <style:text-properties fo:font-weight="bold" style:font-weight-asian="bold" style:font-weight-complex="bold" fo:color="#00B050" fo:font-size="20pt" style:font-size-asian="20pt" style:font-size-complex="20pt"/>
    </style:style>
    <style:style style:name="T50" style:parent-style-name="DefaultParagraphFont" style:family="text">
      <style:text-properties fo:font-weight="bold" style:font-weight-asian="bold" style:font-weight-complex="bold" fo:color="#00B050" fo:font-size="20pt" style:font-size-asian="20pt" style:font-size-complex="20pt"/>
    </style:style>
    <style:style style:name="T51" style:parent-style-name="DefaultParagraphFont" style:family="text">
      <style:text-properties fo:font-weight="bold" style:font-weight-asian="bold" style:font-weight-complex="bold" fo:color="#0084B4" fo:font-size="28pt" style:font-size-asian="28pt" style:font-size-complex="28pt"/>
    </style:style>
    <style:style style:name="T52" style:parent-style-name="DefaultParagraphFont" style:family="text">
      <style:text-properties fo:font-weight="bold" style:font-weight-asian="bold" style:font-weight-complex="bold" fo:color="#0084B4" fo:font-size="28pt" style:font-size-asian="28pt" style:font-size-complex="28pt"/>
    </style:style>
    <style:style style:name="T53" style:parent-style-name="DefaultParagraphFont" style:family="text">
      <style:text-properties fo:font-weight="bold" style:font-weight-asian="bold" style:font-weight-complex="bold" fo:color="#0084B4" fo:font-size="28pt" style:font-size-asian="28pt" style:font-size-complex="28pt"/>
    </style:style>
    <style:style style:name="P54" style:parent-style-name="Normal" style:family="paragraph">
      <style:paragraph-properties fo:text-indent="0.4916in"/>
    </style:style>
    <style:style style:name="T5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5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57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58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P59" style:parent-style-name="Normal" style:family="paragraph">
      <style:paragraph-properties fo:text-indent="0.4916in"/>
      <style:text-properties fo:font-weight="bold" style:font-weight-asian="bold" style:font-weight-complex="bold" fo:font-size="20pt" style:font-size-asian="20pt" style:font-size-complex="20pt"/>
    </style:style>
    <style:style style:name="P60" style:parent-style-name="Normal" style:family="paragraph">
      <style:paragraph-properties fo:text-indent="0.4916in"/>
    </style:style>
    <style:style style:name="T61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62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63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64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65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6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67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68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P69" style:parent-style-name="Normal" style:family="paragraph">
      <style:paragraph-properties fo:text-indent="0.4916in"/>
    </style:style>
    <style:style style:name="T70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71" style:parent-style-name="DefaultParagraphFont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72" style:parent-style-name="DefaultParagraphFont" style:family="text">
      <style:text-properties fo:font-weight="bold" style:font-weight-asian="bold" style:font-weight-complex="bold" fo:color="#7030A0" fo:font-size="24pt" style:font-size-asian="24pt" style:font-size-complex="24pt"/>
    </style:style>
    <style:style style:name="T73" style:parent-style-name="DefaultParagraphFont" style:family="text">
      <style:text-properties fo:font-weight="bold" style:font-weight-asian="bold" style:font-weight-complex="bold" fo:color="#7030A0" fo:font-size="24pt" style:font-size-asian="24pt" style:font-size-complex="24pt"/>
    </style:style>
    <style:style style:name="T74" style:parent-style-name="DefaultParagraphFont" style:family="text">
      <style:text-properties fo:font-weight="bold" style:font-weight-asian="bold" style:font-weight-complex="bold" fo:color="#FF0000" fo:font-size="24pt" style:font-size-asian="24pt" style:font-size-complex="24pt"/>
    </style:style>
    <style:style style:name="T75" style:parent-style-name="DefaultParagraphFont" style:family="text">
      <style:text-properties fo:font-weight="bold" style:font-weight-asian="bold" style:font-weight-complex="bold" fo:color="#7030A0" fo:font-size="24pt" style:font-size-asian="24pt" style:font-size-complex="24pt"/>
    </style:style>
    <style:style style:name="T76" style:parent-style-name="DefaultParagraphFont" style:family="text">
      <style:text-properties fo:font-weight="bold" style:font-weight-asian="bold" style:font-weight-complex="bold" fo:color="#7030A0" fo:font-size="24pt" style:font-size-asian="24pt" style:font-size-complex="24pt"/>
    </style:style>
    <style:style style:name="T77" style:parent-style-name="DefaultParagraphFont" style:family="text">
      <style:text-properties fo:font-weight="bold" style:font-weight-asian="bold" style:font-weight-complex="bold" fo:color="#000000" fo:font-size="24pt" style:font-size-asian="24pt" style:font-size-complex="24pt"/>
    </style:style>
    <style:style style:name="T78" style:parent-style-name="DefaultParagraphFont" style:family="text">
      <style:text-properties fo:font-weight="bold" style:font-weight-asian="bold" style:font-weight-complex="bold" fo:color="#FF0000" fo:font-size="24pt" style:font-size-asian="24pt" style:font-size-complex="24pt"/>
    </style:style>
    <style:style style:name="P79" style:parent-style-name="Normal" style:family="paragraph">
      <style:paragraph-properties fo:text-indent="0.4916in"/>
      <style:text-properties fo:font-weight="bold" style:font-weight-asian="bold" style:font-weight-complex="bold" fo:color="#000000" fo:font-size="20pt" style:font-size-asian="20pt" style:font-size-complex="20pt"/>
    </style:style>
    <style:style style:name="P80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 fo:color="#000000" fo:font-size="20pt" style:font-size-asian="20pt" style:font-size-complex="20pt"/>
    </style:style>
    <style:style style:name="P81" style:parent-style-name="Normal" style:family="paragraph">
      <style:paragraph-properties fo:text-indent="0.4916in"/>
      <style:text-properties fo:font-weight="bold" style:font-weight-asian="bold" style:font-weight-complex="bold" fo:color="#FF0000" fo:font-size="24pt" style:font-size-asian="24pt" style:font-size-complex="24pt"/>
    </style:style>
    <style:style style:name="P82" style:parent-style-name="Normal" style:family="paragraph">
      <style:paragraph-properties fo:text-indent="0.4916in"/>
      <style:text-properties fo:font-weight="bold" style:font-weight-asian="bold" style:font-weight-complex="bold" fo:color="#FF0000" fo:font-size="24pt" style:font-size-asian="24pt" style:font-size-complex="24pt"/>
    </style:style>
    <style:style style:name="P83" style:parent-style-name="Normal" style:family="paragraph">
      <style:paragraph-properties fo:text-indent="0.4916in"/>
      <style:text-properties fo:font-weight="bold" style:font-weight-asian="bold" style:font-weight-complex="bold" fo:color="#00B050" fo:font-size="20pt" style:font-size-asian="20pt" style:font-size-complex="20pt"/>
    </style:style>
    <style:style style:name="P84" style:parent-style-name="Normal" style:family="paragraph">
      <style:text-properties fo:font-weight="bold" style:font-weight-asian="bold" style:font-weight-complex="bold" fo:color="#000000" fo:font-size="20pt" style:font-size-asian="20pt" style:font-size-complex="20pt"/>
    </style:style>
  </office:automatic-styles>
  <office:body>
    <office:text text:use-soft-page-breaks="true">
      <text:p text:style-name="P1">Simple Structure</text:p>
      <text:p text:style-name="P2"/>
      <text:p text:style-name="P3"><text:span text:style-name="T4">Connected</text:span><text:span text:style-name="T5"><text:s/></text:span><text:span text:style-name="T6">Sites</text:span></text:p>
      <text:p text:style-name="Normal"><text:span text:style-name="T7"><text:s text:c="3"/></text:span><text:span text:style-name="T8">Front-End and <text:s/>Back-End =&gt; Project [</text:span><text:span text:style-name="T9">ConnectedSites</text:span><text:span text:style-name="T10">]<text:s/></text:span></text:p>
      <text:p text:style-name="P11"/>
      <text:p text:style-name="P12"><text:span text:style-name="T13">F</text:span><text:span text:style-name="T14">r</text:span><text:span text:style-name="T15">ont-End-Development</text:span><text:span text:style-name="T16">=&gt;</text:span><text:span text:style-name="T17"><text:s/></text:span><text:span text:style-name="T18"><text:s text:c="3"/></text:span><text:span text:style-name="T19">1</text:span><text:span text:style-name="T20">Re</text:span><text:span text:style-name="T21">quest</text:span><text:span text:style-name="T22"><text:s/></text:span></text:p>
      <text:p text:style-name="P23">=&gt;Back-End-Development<text:s/>[server DataBase]=&gt;</text:p>
      <text:p text:style-name="P24"><text:span text:style-name="T25">2</text:span><text:span text:style-name="T26">R</text:span><text:span text:style-name="T27">etrieve</text:span><text:span text:style-name="T28">D</text:span><text:span text:style-name="T29">ata<text:s/></text:span><text:span text:style-name="T30">[DataBase ]</text:span><text:span text:style-name="T31">=&gt;</text:span><text:span text:style-name="T32">3</text:span><text:span text:style-name="T33">SendData</text:span></text:p>
      <text:p text:style-name="Normal"><text:span text:style-name="T34"><text:s text:c="6"/>=&gt;</text:span><text:span text:style-name="T35">4</text:span><text:span text:style-name="T36">Generate html File</text:span><text:span text:style-name="T37"><text:s text:c="4"/></text:span><text:span text:style-name="T38">=&gt;</text:span><text:span text:style-name="T39">5</text:span><text:span text:style-name="T40">SendhtmlFile</text:span><text:span text:style-name="T41">[</text:span><text:span text:style-name="T42">Respons</text:span><text:span text:style-name="T43">]</text:span></text:p>
      <text:p text:style-name="P44"><text:s text:c="4"/>=&gt;6 Show html File in visual<text:s/>format to user</text:p>
      <text:p text:style-name="P45">_____________________________________________</text:p>
      <text:p text:style-name="P46"><text:s text:c="5"/>API=&gt;Application Programming Interface</text:p>
      <text:p text:style-name="P47"><text:span text:style-name="T48"><text:s text:c="2"/></text:span><text:span text:style-name="T49"><text:tab/></text:span><text:span text:style-name="T50"><text:tab/></text:span><text:span text:style-name="T51">Separate<text:s/></text:span><text:span text:style-name="T52">W</text:span><text:span text:style-name="T53">ebsites</text:span></text:p>
      <text:p text:style-name="P54"><text:span text:style-name="T55">Front-End-Development=&gt; <text:s/></text:span><text:span text:style-name="T56">1</text:span><text:span text:style-name="T57"><text:s text:c="2"/></text:span><text:span text:style-name="T58">Request<text:s/></text:span></text:p>
      <text:p text:style-name="P59">=&gt;Back-End-Development [server DataBase]=&gt;</text:p>
      <text:p text:style-name="P60"><text:span text:style-name="T61">2</text:span><text:span text:style-name="T62">R</text:span><text:span text:style-name="T63">etrieve</text:span><text:span text:style-name="T64">D</text:span><text:span text:style-name="T65">ata<text:s/></text:span><text:span text:style-name="T66">[DataBase ]=&gt;<text:s/></text:span><text:span text:style-name="T67">3</text:span><text:span text:style-name="T68">SendData</text:span></text:p>
      <text:p text:style-name="P69"><text:span text:style-name="T70">=&gt;4<text:s/></text:span><text:span text:style-name="T71">Build the<text:s/></text:span><text:span text:style-name="T72">API</text:span><text:span text:style-name="T73">(</text:span><text:span text:style-name="T74">data only</text:span><text:span text:style-name="T75">)</text:span><text:span text:style-name="T76"><text:s/></text:span><text:span text:style-name="T77">=&gt;5<text:s/></text:span><text:span text:style-name="T78">SendAPI</text:span></text:p>
      <text:p text:style-name="P79">=&gt;6 Read the API from the response<text:s/>and fill ui<text:s/></text:p>
      <text:p text:style-name="P80">Elements with the data you got</text:p>
      <text:p text:style-name="P81"/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Times New Roma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4916in" text:min-label-width="0.2708in" text:list-level-position-and-space-mode="label-alignment">
          <style:list-level-label-alignment text:label-followed-by="listtab" fo:margin-left="0.7625in" fo:text-indent="-0.2708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KARIYAE ABBIH</meta:initial-creator>
    <dc:creator>ZAKARIYAE ABBIH</dc:creator>
    <meta:creation-date>2023-05-08T13:09:00Z</meta:creation-date>
    <dc:date>2023-05-08T13:09:00Z</dc:date>
    <meta:template xlink:href="Normal.dotm" xlink:type="simple"/>
    <meta:editing-cycles>48</meta:editing-cycles>
    <meta:editing-duration>PT2820S</meta:editing-duration>
    <meta:document-statistic meta:page-count="1" meta:paragraph-count="1" meta:word-count="99" meta:character-count="665" meta:row-count="4" meta:non-whitespace-character-count="567"/>
  </office:meta>
</office:document-meta>
</file>